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08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hidden"/>
    </style:style>
    <style:style style:name="gr9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0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7pt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7pt"/>
    </style:style>
    <style:style style:name="T3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1">
          <draw:custom-shape draw:style-name="gr1" draw:text-style-name="P2" draw:layer="layout" svg:width="1.089cm" svg:height="1.257cm" svg:x="0.347cm" svg:y="5.335cm">
            <text:p text:style-name="P1"><text:span text:style-name="T1">Input</text:span></text:p>
            <text:p text:style-name="P1"><text:span text:style-name="T1">term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g draw:id="id10">
          <draw:g>
            <draw:custom-shape draw:style-name="gr2" draw:text-style-name="P3" draw:layer="layout" svg:width="2.165cm" svg:height="1.56cm" svg:x="6.506cm" svg:y="0.387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813cm" svg:height="1.671cm" svg:x="6.302cm" svg:y="0.301cm">
              <draw:text-box>
                <text:p text:style-name="P4"><text:span text:style-name="T2">module Mn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2" draw:text-style-name="P3" draw:layer="layout" svg:width="2.165cm" svg:height="1.56cm" svg:x="6.084cm" svg:y="0.7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813cm" svg:height="1.671cm" svg:x="5.891cm" svg:y="0.65cm">
              <draw:text-box>
                <text:p text:style-name="P4"><text:span text:style-name="T2">module M2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  <draw:g>
            <draw:custom-shape draw:style-name="gr2" draw:text-style-name="P3" draw:layer="layout" svg:width="2.165cm" svg:height="1.56cm" svg:x="5.658cm" svg:y="1.075cm">
              <text:p text:style-name="P4"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frame draw:style-name="gr3" draw:text-style-name="P5" draw:layer="layout" svg:width="2.813cm" svg:height="1.671cm" svg:x="5.465cm" svg:y="1.025cm">
              <draw:text-box>
                <text:p text:style-name="P4"><text:span text:style-name="T2">module M1</text:span></text:p>
                <text:p text:style-name="P4"><text:span text:style-name="T2">context-free syntax</text:span></text:p>
                <text:p text:style-name="P4"><text:span text:style-name="T2">...</text:span></text:p>
                <text:p text:style-name="P4"><text:span text:style-name="T2">equations</text:span></text:p>
                <text:p text:style-name="P4"><text:span text:style-name="T2">...</text:span></text:p>
              </draw:text-box>
            </draw:frame>
          </draw:g>
        </draw:g>
        <draw:frame draw:style-name="gr4" draw:text-style-name="P6" draw:layer="layout" svg:width="13.388cm" svg:height="1.484cm" svg:x="0.213cm" svg:y="8.299cm">
          <draw:text-box>
            <text:p text:style-name="P4"><text:span text:style-name="T3">Key</text:span><text:span text:style-name="T1"> <text:s text:c="8"/>= text document, <text:s text:c="13"/>= processing step, <text:s text:c="9"/>= parse tree</text:span></text:p>
            <text:p text:style-name="P4"><text:span text:style-name="T1"/></text:p>
            <text:p text:style-name="P4"><text:span text:style-name="T1"><text:s text:c="18"/></text:span><text:span text:style-name="T1">= parse table, <text:s text:c="9"/>= dataflow</text:span></text:p>
          </draw:text-box>
        </draw:frame>
        <draw:frame draw:style-name="gr5" draw:text-style-name="P7" draw:layer="layout" svg:width="2.047cm" svg:height="1.073cm" svg:x="8.721cm" svg:y="0.63cm">
          <draw:text-box>
            <text:p text:style-name="P4"><text:span text:style-name="T1">ASF+SDF</text:span></text:p>
            <text:p text:style-name="P4"><text:span text:style-name="T1">modules</text:span></text:p>
          </draw:text-box>
        </draw:frame>
        <draw:ellipse draw:style-name="gr6" draw:text-style-name="P2" draw:id="id8" draw:layer="layout" svg:width="2.395cm" svg:height="0.907cm" svg:x="1.84cm" svg:y="2.6cm">
          <text:p text:style-name="P1"><text:span text:style-name="T1">Parse table</text:span></text:p>
          <text:p text:style-name="P1"><text:span text:style-name="T1">generator</text:span></text:p>
        </draw:ellipse>
        <draw:custom-shape draw:style-name="gr2" draw:text-style-name="P3" draw:id="id9" draw:layer="layout" svg:width="0.871cm" svg:height="0.762cm" svg:x="2.602cm" svg:y="4.16cm">
          <text:p text:style-name="P4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ellipse draw:style-name="gr6" draw:text-style-name="P2" draw:id="id2" draw:layer="layout" svg:width="1.851cm" svg:height="0.871cm" svg:x="2.1cm" svg:y="5.528cm">
          <text:p text:style-name="P1"><text:span text:style-name="T1">Parser</text:span></text:p>
        </draw:ellipse>
        <draw:connector draw:style-name="gr7" draw:text-style-name="P3" draw:layer="layout" draw:type="line" svg:x1="1.436cm" svg:y1="5.963cm" svg:x2="2.1cm" svg:y2="5.963cm" draw:start-shape="id1" draw:start-glue-point="1" draw:end-shape="id2" draw:end-glue-point="3">
          <text:p text:style-name="P4"/>
        </draw:connector>
        <draw:custom-shape draw:style-name="gr2" draw:text-style-name="P3" draw:id="id3" draw:layer="layout" svg:width="1.415cm" svg:height="1.499cm" svg:x="4.294cm" svg:y="5.214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6" draw:text-style-name="P2" draw:id="id4" draw:layer="layout" svg:width="2.105cm" svg:height="0.931cm" svg:x="6.106cm" svg:y="5.492cm">
          <text:p text:style-name="P1"><text:span text:style-name="T1">ASF</text:span></text:p>
          <text:p text:style-name="P1"><text:span text:style-name="T1">interpreter</text:span></text:p>
        </draw:ellipse>
        <draw:custom-shape draw:style-name="gr2" draw:text-style-name="P3" draw:id="id5" draw:layer="layout" svg:width="1.415cm" svg:height="1.499cm" svg:x="8.577cm" svg:y="5.214cm">
          <text:p text:style-name="P4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6" draw:text-style-name="P2" draw:id="id6" draw:layer="layout" svg:width="2.189cm" svg:height="0.931cm" svg:x="10.379cm" svg:y="5.468cm">
          <text:p text:style-name="P1"><text:span text:style-name="T1">Prettyprinter</text:span></text:p>
        </draw:ellipse>
        <draw:custom-shape draw:style-name="gr1" draw:text-style-name="P2" draw:id="id7" draw:layer="layout" svg:width="1.089cm" svg:height="1.257cm" svg:x="13.172cm" svg:y="5.311cm">
          <text:p text:style-name="P1"><text:span text:style-name="T1">Output</text:span></text:p>
          <text:p text:style-name="P1"><text:span text:style-name="T1">ter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" draw:text-style-name="P3" draw:layer="layout" draw:type="line" svg:x1="3.951cm" svg:y1="5.963cm" svg:x2="4.647cm" svg:y2="5.963cm" draw:start-shape="id2" draw:start-glue-point="1" draw:end-shape="id3" draw:end-glue-point="5">
          <text:p text:style-name="P4"/>
        </draw:connector>
        <draw:connector draw:style-name="gr7" draw:text-style-name="P3" draw:layer="layout" draw:type="line" svg:x1="5.355cm" svg:y1="5.963cm" svg:x2="6.106cm" svg:y2="5.957cm" draw:start-shape="id3" draw:start-glue-point="9" draw:end-shape="id4" draw:end-glue-point="3">
          <text:p text:style-name="P4"/>
        </draw:connector>
        <draw:connector draw:style-name="gr7" draw:text-style-name="P3" draw:layer="layout" draw:type="line" svg:x1="8.211cm" svg:y1="5.957cm" svg:x2="8.93cm" svg:y2="5.963cm" draw:start-shape="id4" draw:start-glue-point="1" draw:end-shape="id5" draw:end-glue-point="5">
          <text:p text:style-name="P4"/>
        </draw:connector>
        <draw:connector draw:style-name="gr7" draw:text-style-name="P3" draw:layer="layout" draw:type="line" svg:x1="9.638cm" svg:y1="5.963cm" svg:x2="10.379cm" svg:y2="5.933cm" draw:start-shape="id5" draw:start-glue-point="9" draw:end-shape="id6" draw:end-glue-point="3">
          <text:p text:style-name="P4"/>
        </draw:connector>
        <draw:connector draw:style-name="gr7" draw:text-style-name="P3" draw:layer="layout" draw:type="line" svg:x1="12.568cm" svg:y1="5.933cm" svg:x2="13.172cm" svg:y2="5.939cm" draw:start-shape="id6" draw:start-glue-point="1" draw:end-shape="id7" draw:end-glue-point="5">
          <text:p text:style-name="P4"/>
        </draw:connector>
        <draw:connector draw:style-name="gr7" draw:text-style-name="P3" draw:layer="layout" draw:type="line" svg:x1="3.037cm" svg:y1="3.507cm" svg:x2="3.037cm" svg:y2="4.16cm" draw:start-shape="id8" draw:start-glue-point="2" draw:end-shape="id9" draw:end-glue-point="0">
          <text:p text:style-name="P4"/>
        </draw:connector>
        <draw:connector draw:style-name="gr7" draw:text-style-name="P3" draw:layer="layout" draw:type="line" svg:x1="3.037cm" svg:y1="4.922cm" svg:x2="3.025cm" svg:y2="5.528cm" draw:start-shape="id9" draw:start-glue-point="2" draw:end-shape="id2" draw:end-glue-point="0">
          <text:p text:style-name="P4"/>
        </draw:connector>
        <draw:connector draw:style-name="gr7" draw:text-style-name="P3" draw:layer="layout" draw:type="line" svg:x1="5.465cm" svg:y1="1.498cm" svg:x2="3.037cm" svg:y2="2.6cm" draw:start-shape="id10" draw:end-shape="id8" draw:end-glue-point="0">
          <text:p text:style-name="P4"/>
        </draw:connector>
        <draw:connector draw:style-name="gr7" draw:text-style-name="P3" draw:layer="layout" draw:type="line" svg:x1="7.29cm" svg:y1="2.696cm" svg:x2="7.158cm" svg:y2="5.492cm" draw:start-shape="id10" draw:end-shape="id4" draw:end-glue-point="0">
          <text:p text:style-name="P4"/>
        </draw:connector>
        <draw:connector draw:style-name="gr7" draw:text-style-name="P3" draw:layer="layout" draw:type="line" svg:x1="9.115cm" svg:y1="1.498cm" svg:x2="11.473cm" svg:y2="5.468cm" draw:start-shape="id10" draw:end-shape="id6" draw:end-glue-point="0">
          <text:p text:style-name="P4"/>
        </draw:connector>
        <draw:g>
          <draw:custom-shape draw:style-name="gr8" draw:text-style-name="P3" draw:layer="layout" svg:width="0.423cm" svg:height="0.58cm" svg:x="1.451cm" svg:y="8.298cm">
            <text:p text:style-name="P4"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9" draw:text-style-name="P3" draw:layer="layout" svg:x1="5.178cm" svg:y1="9.462cm" svg:x2="5.88cm" svg:y2="9.462cm">
            <text:p text:style-name="P4"/>
          </draw:line>
          <draw:ellipse draw:style-name="gr10" draw:text-style-name="P2" draw:layer="layout" svg:width="1.097cm" svg:height="0.57cm" svg:x="5.299cm" svg:y="8.362cm">
            <text:p text:style-name="P4"/>
          </draw:ellipse>
          <draw:custom-shape draw:style-name="gr2" draw:text-style-name="P3" draw:layer="layout" svg:width="0.811cm" svg:height="0.953cm" svg:x="9.915cm" svg:y="8.054cm">
            <text:p text:style-name="P4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" draw:text-style-name="P3" draw:layer="layout" svg:width="0.871cm" svg:height="0.762cm" svg:x="1.139cm" svg:y="9.12cm">
            <text:p text:style-name="P4"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6-09-30T23:40:27</meta:creation-date>
    <dc:date>2006-10-18T12:20:51</dc:date>
    <dc:language>en-US</dc:language>
    <meta:editing-cycles>13</meta:editing-cycles>
    <meta:editing-duration>P1DT1H47M13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